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35in"/>
    </style:style>
    <style:style style:name="co2" style:family="table-column">
      <style:table-column-properties fo:break-before="auto" style:column-width="2.952in"/>
    </style:style>
    <style:style style:name="co3" style:family="table-column">
      <style:table-column-properties fo:break-before="auto" style:column-width="2.6508in"/>
    </style:style>
    <style:style style:name="co4" style:family="table-column">
      <style:table-column-properties fo:break-before="auto" style:column-width="5.3083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riable_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iable_id_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heoretical_group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ev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EV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p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PP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gameScore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Athletic game scor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onIce_xGoalsPercentag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onIce_xGoalsPercentag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rank in standing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p_pc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PP %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gameScore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gameScore of teammates (top 3 or 5 in TOI?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low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finishing_lowDanger of teammates (I_F_lowDangerGoals / I_F_lowDangerxGoals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finishing_medium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highDangerGoals, I_F_highDangerxGoals</text:p>
          </table:table-cell>
          <table:table-cell office:value-type="string" calcext:value-type="string">
            <text:p>finishing_high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s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finishing_rebounds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x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Rebound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Rebound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PlayContinuedInZon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PlayContinuedInZone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flurryScoreVenue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flurryScoreVenueAdjuste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shots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hots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lace_shots_net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reboun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low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medium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igh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FromxReboundsOfSho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FromxReboundsOfShot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_with_earned_rebounds_scoreFlurryAdjusted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lace_shots_net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lurryScoreVenueAdjustedxGoals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flurryScoreVenueAdjustedxGoals</text:p>
          </table:table-cell>
          <table:table-cell office:value-type="string" calcext:value-type="string">
            <text:p>I_F_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_with_earned_rebounds_scoreFlurryAdjusted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rebound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low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medium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igh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finishing_low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table:style-name="ce1" office:value-type="string" calcext:value-type="string">
            <text:p>finishing_low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I_F_tak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tak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I_F_giv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giv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0:42:01.217969378</meta:creation-date>
    <dc:date>2024-09-08T19:47:39.660881988</dc:date>
    <meta:editing-duration>PT9H25M24S</meta:editing-duration>
    <meta:editing-cycles>6</meta:editing-cycles>
    <meta:generator>LibreOffice/7.4.7.2$Linux_X86_64 LibreOffice_project/40$Build-2</meta:generator>
    <meta:document-statistic meta:table-count="1" meta:cell-count="259" meta:object-count="0"/>
  </office:meta>
</office:document-meta>
</file>